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6666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1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1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6666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3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3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3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3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3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6666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6e905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3838" draw:opacity="100%" draw:textarea-horizontal-align="justify" draw:textarea-vertical-align="middle" draw:auto-grow-height="false" fo:min-height="0.371cm" fo:min-width="1.233cm" loext:decorative="false"/>
      <style:paragraph-properties style:writing-mode="lr-tb"/>
    </style:style>
    <style:style style:name="gr39" style:family="graphic" style:parent-style-name="standard">
      <style:graphic-properties draw:fill-color="#ff3838" draw:opacity="100%" draw:textarea-horizontal-align="justify" draw:textarea-vertical-align="middle" draw:auto-grow-height="false" fo:min-height="0.371cm" fo:min-width="1.23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6e905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3faf46" draw:opacity="100%" draw:textarea-horizontal-align="justify" draw:textarea-vertical-align="middle" draw:auto-grow-height="false" fo:min-height="0.371cm" fo:min-width="1.233cm" loext:decorative="false"/>
      <style:paragraph-properties style:writing-mode="lr-tb"/>
    </style:style>
    <style:style style:name="gr42" style:family="graphic" style:parent-style-name="standard">
      <style:graphic-properties draw:opacity="70%" draw:textarea-horizontal-align="justify" draw:textarea-vertical-align="top" draw:auto-grow-height="false" fo:min-height="8.037cm" fo:min-width="3.61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6e905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draw:opacity="70%" draw:textarea-horizontal-align="justify" draw:textarea-vertical-align="top" draw:auto-grow-height="false" fo:min-height="3.782cm" fo:min-width="1.667cm" loext:decorative="false"/>
      <style:paragraph-properties style:writing-mode="lr-tb"/>
    </style:style>
    <style:style style:name="gr45" style:family="graphic">
      <style:graphic-properties style:protect="size" loext:decorative="false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6666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1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1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6666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2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1.543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3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3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1.543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3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6666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69a2e" draw:textarea-horizontal-align="justify" draw:textarea-vertical-align="middle" draw:auto-grow-height="false" fo:min-height="1.541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6e905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6e905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fill-color="#ff3838" draw:opacity="100%" draw:textarea-horizontal-align="justify" draw:textarea-vertical-align="middle" draw:auto-grow-height="false" fo:min-height="0.371cm" fo:min-width="1.233cm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6e905" draw:textarea-horizontal-align="justify" draw:textarea-vertical-align="middle" draw:auto-grow-height="false" fo:min-height="1.542cm" fo:min-width="1.2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6e90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9" style:family="paragraph">
      <loext:graphic-properties draw:fill-color="#ff3838" draw:opacity="100%"/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-color="#3faf46" draw:opacity="100%"/>
      <style:paragraph-properties fo:margin-top="0.42cm" fo:margin-bottom="0.35cm" fo:text-align="center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opacity="70%"/>
      <style:paragraph-properties fo:text-align="start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14" style:family="paragraph">
      <loext:graphic-properties draw:fill-color="#ffffff"/>
    </style:style>
    <style:style style:name="P15" style:family="paragraph">
      <loext:graphic-properties draw:fill-color="#ff3838" draw:opacity="100%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731cm" svg:height="1.791cm" svg:x="8.89cm" svg:y="0.72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731cm" svg:height="1.791cm" svg:x="10.839cm" svg:y="0.7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33cm" svg:height="1.791cm" svg:x="12.786cm" svg:y="0.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731cm" svg:height="1.792cm" svg:x="8.89cm" svg:y="2.73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731cm" svg:height="1.792cm" svg:x="10.839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33cm" svg:height="1.792cm" svg:x="12.786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31cm" svg:height="1.792cm" svg:x="8.89cm" svg:y="4.75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731cm" svg:height="1.792cm" svg:x="10.839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1.733cm" svg:height="1.792cm" svg:x="12.786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31cm" svg:height="1.792cm" svg:x="8.89cm" svg:y="6.76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31cm" svg:height="1.792cm" svg:x="10.839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1.733cm" svg:height="1.792cm" svg:x="12.786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32cm" svg:height="1.791cm" svg:x="14.735cm" svg:y="0.7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731cm" svg:height="1.791cm" svg:x="16.684cm" svg:y="0.72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.732cm" svg:height="1.792cm" svg:x="14.735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731cm" svg:height="1.792cm" svg:x="16.684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2" draw:id="id12" draw:layer="layout" svg:width="1.732cm" svg:height="1.792cm" svg:x="14.735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731cm" svg:height="1.792cm" svg:x="16.684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732cm" svg:height="1.792cm" svg:x="14.735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731cm" svg:height="1.792cm" svg:x="16.684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731cm" svg:height="1.792cm" svg:x="8.89cm" svg:y="8.78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731cm" svg:height="1.792cm" svg:x="10.839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733cm" svg:height="1.792cm" svg:x="12.786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20" draw:id="id20" draw:layer="layout" svg:width="1.732cm" svg:height="1.792cm" svg:x="14.735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731cm" svg:height="1.792cm" svg:x="16.684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731cm" svg:height="1.793cm" svg:x="8.89cm" svg:y="10.797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731cm" svg:height="1.793cm" svg:x="10.839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733cm" svg:height="1.793cm" svg:x="12.786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23" draw:id="id23" draw:layer="layout" svg:width="1.732cm" svg:height="1.793cm" svg:x="14.735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731cm" svg:height="1.793cm" svg:x="16.684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731cm" svg:height="1.791cm" svg:x="8.89cm" svg:y="12.814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731cm" svg:height="1.791cm" svg:x="10.839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.733cm" svg:height="1.791cm" svg:x="12.786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732cm" svg:height="1.791cm" svg:x="14.735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.731cm" svg:height="1.791cm" svg:x="16.684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36" draw:text-style-name="P6" xml:id="id5" draw:id="id5" draw:layer="layout" svg:x1="11.756cm" svg:y1="4.751cm" svg:x2="11.719cm" svg:y2="14.605cm">
          <text:p/>
        </draw:line>
        <draw:line draw:style-name="gr36" draw:text-style-name="P6" xml:id="id6" draw:id="id6" draw:layer="layout" svg:x1="12.786cm" svg:y1="3.583cm" svg:x2="18.415cm" svg:y2="3.583cm">
          <text:p/>
        </draw:line>
        <draw:custom-shape draw:name="first1AnswerBox" draw:style-name="gr37" draw:text-style-name="P7" xml:id="id7" draw:id="id7" draw:layer="layout" svg:width="1.731cm" svg:height="1.792cm" svg:x="10.839cm" svg:y="2.7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10" draw:id="id10" draw:layer="layout" svg:width="1.733cm" svg:height="0.621cm" svg:x="12.786cm" svg:y="5.922cm">
          <text:p text:style-name="P8"><text:span text:style-name="T2">A≠ T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xml:id="id13" draw:id="id13" draw:layer="layout" svg:width="1.732cm" svg:height="0.621cm" svg:x="14.735cm" svg:y="5.922cm">
          <text:p text:style-name="P8"><text:span text:style-name="T2">T≠ L</text:span></text:p>
          <draw:enhanced-geometry svg:viewBox="0 0 21600 21600" draw:type="rectangle" draw:enhanced-path="M 0 0 L 21600 0 21600 21600 0 21600 0 0 Z N"/>
        </draw:custom-shape>
        <draw:custom-shape draw:name="first1AnswerBox 1" draw:style-name="gr40" draw:text-style-name="P7" xml:id="id16" draw:id="id16" draw:layer="layout" svg:width="1.731cm" svg:height="1.792cm" svg:x="12.786cm" svg:y="6.76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xml:id="id15" draw:id="id15" draw:layer="layout" svg:width="1.733cm" svg:height="0.621cm" svg:x="12.786cm" svg:y="7.937cm">
          <text:p text:style-name="P8"><text:span text:style-name="T2">A=A</text:span></text:p>
          <draw:enhanced-geometry svg:viewBox="0 0 21600 21600" draw:type="rectangle" draw:enhanced-path="M 0 0 L 21600 0 21600 21600 0 21600 0 0 Z N"/>
        </draw:custom-shape>
        <draw:line draw:style-name="gr36" draw:text-style-name="P6" xml:id="id14" draw:id="id14" draw:layer="layout" svg:x1="12.786cm" svg:y1="5.638cm" svg:x2="18.415cm" svg:y2="5.638cm">
          <text:p/>
        </draw:line>
        <draw:line draw:style-name="gr36" draw:text-style-name="P6" xml:id="id17" draw:id="id17" draw:layer="layout" svg:x1="14.735cm" svg:y1="7.666cm" svg:x2="18.415cm" svg:y2="7.666cm">
          <text:p/>
        </draw:line>
        <draw:line draw:style-name="gr36" draw:text-style-name="P6" xml:id="id18" draw:id="id18" draw:layer="layout" svg:x1="13.631cm" svg:y1="8.782cm" svg:x2="13.61cm" svg:y2="14.605cm">
          <text:p/>
        </draw:line>
        <draw:custom-shape draw:name="FirstSPHover" draw:style-name="gr42" draw:text-style-name="P12" xml:id="id8" draw:id="id8" draw:layer="layout" svg:width="4.114cm" svg:height="8.287cm" svg:x="12.57cm" svg:y="4.527cm">
          <text:p text:style-name="P11">1+ ...</text:p>
          <draw:enhanced-geometry svg:viewBox="0 0 21600 21600" draw:type="rectangle" draw:enhanced-path="M 0 0 L 21600 0 21600 21600 0 21600 0 0 Z N"/>
        </draw:custom-shape>
        <draw:custom-shape draw:style-name="gr38" draw:text-style-name="P9" xml:id="id21" draw:id="id21" draw:layer="layout" svg:width="1.733cm" svg:height="0.621cm" svg:x="14.734cm" svg:y="9.953cm">
          <text:p text:style-name="P13"><text:span text:style-name="T2">B≠ L</text:span></text:p>
          <draw:enhanced-geometry svg:viewBox="0 0 21600 21600" draw:type="rectangle" draw:enhanced-path="M 0 0 L 21600 0 21600 21600 0 21600 0 0 Z N"/>
        </draw:custom-shape>
        <draw:line draw:style-name="gr36" draw:text-style-name="P6" xml:id="id22" draw:id="id22" draw:layer="layout" svg:x1="14.735cm" svg:y1="9.672cm" svg:x2="18.415cm" svg:y2="9.672cm">
          <text:p/>
        </draw:line>
        <draw:custom-shape draw:name="first1AnswerBox 2" draw:style-name="gr43" draw:text-style-name="P7" xml:id="id25" draw:id="id25" draw:layer="layout" svg:width="1.731cm" svg:height="1.792cm" svg:x="14.735cm" svg:y="10.79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xml:id="id24" draw:id="id24" draw:layer="layout" svg:width="1.733cm" svg:height="0.621cm" svg:x="14.735cm" svg:y="11.969cm">
          <text:p text:style-name="P8"><text:span text:style-name="T2">L=L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19" draw:id="id19" draw:layer="layout" svg:width="2.167cm" svg:height="4.032cm" svg:x="14.519cm" svg:y="8.782cm">
          <text:p text:style-name="P11">1+1+...</text:p>
          <draw:enhanced-geometry svg:viewBox="0 0 21600 21600" draw:type="rectangle" draw:enhanced-path="M 0 0 L 21600 0 21600 21600 0 21600 0 0 Z N"/>
        </draw:custom-shape>
        <draw:line draw:style-name="gr36" draw:text-style-name="P6" xml:id="id26" draw:id="id26" draw:layer="layout" svg:x1="16.684cm" svg:y1="11.678cm" svg:x2="18.415cm" svg:y2="11.678cm">
          <text:p/>
        </draw:line>
        <draw:line draw:style-name="gr36" draw:text-style-name="P6" xml:id="id27" draw:id="id27" draw:layer="layout" svg:x1="15.616cm" svg:y1="12.814cm" svg:x2="15.595cm" svg:y2="14.605cm">
          <text:p/>
        </draw:line>
        <draw:line draw:style-name="gr36" draw:text-style-name="P6" xml:id="id28" draw:id="id28" draw:layer="layout" svg:x1="18.415cm" svg:y1="12.814cm" svg:x2="16.684cm" svg:y2="14.605cm">
          <text:p/>
        </draw:line>
        <draw:custom-shape draw:style-name="gr41" draw:text-style-name="P10" xml:id="id4" draw:id="id4" draw:layer="layout" svg:width="1.733cm" svg:height="0.621cm" svg:x="10.839cm" svg:y="3.906cm">
          <text:p text:style-name="P8"><text:span text:style-name="T2">S=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" smil:attributeName="fill-color" smil:to="#f10d0c" anim:color-interpolation="rgb" anim:color-interpolation-direction="clockwise"/>
                  <anim:set smil:dur="2s" smil:fill="hold" smil:targetElement="id1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2s" smil:fill="hold" smil:targetElement="id2" smil:attributeName="fill-color" smil:to="#ff0000" anim:color-interpolation="rgb" anim:color-interpolation-direction="clockwise"/>
                  <anim:set smil:dur="2s" smil:fill="hold" smil:targetElement="id2" smil:attributeName="fill" smil:to="solid"/>
                </anim:par>
              </anim:par>
            </anim:par>
            <anim:par smil:begin="next">
              <anim:par smil:begin="0s">
                <anim:par smil:begin="0s" smil:end="next" smil:fill="hold" smil:repeatCount="indefinite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1s" smil:fill="hold" smil:targetElement="id3" smil:attributeName="fill-color" smil:to="#ff0000" anim:color-interpolation="rgb" anim:color-interpolation-direction="clockwise"/>
                  <anim:set smil:dur="1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4s" smil:fill="hold" smil:targetElement="id5" smil:attributeName="visibility" smil:to="visible"/>
                  <anim:animate smil:dur="2s" smil:fill="hold" smil:targetElement="id5" smil:attributeName="x" smil:values="x;x" smil:keyTimes="0;1"/>
                  <anim:animate smil:dur="2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edia-call" presentation:preset-id="ooo-media-toggle-pause">
                  <anim:command smil:begin="0s" smil:dur="0.001s" smil:fill="hold" smil:targetElement="id3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end="next" smil:fill="hold" smil:repeatCount="indefinite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1s" smil:fill="hold" smil:targetElement="id8" smil:attributeName="fill-color" smil:to="#780373" anim:color-interpolation="rgb" anim:color-interpolation-direction="clockwise"/>
                  <anim:set smil:dur="1s" smil:fill="hold" smil:targetElement="id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05s" smil:targetElement="id8" smil:type="dissolve" smil:mode="out"/>
                  <anim:set smil:begin="0.0499s" smil:dur="0.0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end="next" smil:fill="remove" smil:repeatCount="indefinite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1s" smil:fill="hold" smil:targetElement="id9" smil:attributeName="fill-color" smil:to="#ff0000" anim:color-interpolation="rgb" anim:color-interpolation-direction="clockwise"/>
                  <anim:set smil:dur="1s" smil:fill="hold" smil:targetElement="id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end="next" smil:fill="remove" smil:repeatCount="indefinite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1s" smil:fill="hold" smil:targetElement="id11" smil:attributeName="fill-color" smil:to="#c9211e" anim:color-interpolation="rgb" anim:color-interpolation-direction="clockwise"/>
                  <anim:set smil:dur="1s" smil:fill="hold" smil:targetElement="id11" smil:attributeName="fill" smil:to="solid"/>
                </anim:par>
                <anim:par smil:begin="0s" smil:end="next" smil:fill="remove" smil:repeatCount="indefinite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1s" smil:fill="hold" smil:targetElement="id12" smil:attributeName="fill-color" smil:to="#c9211e" anim:color-interpolation="rgb" anim:color-interpolation-direction="clockwise"/>
                  <anim:set smil:dur="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2a6099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end="next" smil:fill="remove" smil:repeatCount="indefinite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1s" smil:fill="hold" smil:targetElement="id20" smil:attributeName="fill-color" smil:to="#ff0000" anim:color-interpolation="rgb" anim:color-interpolation-direction="clockwise"/>
                  <anim:set smil:dur="1s" smil:fill="hold" smil:targetElement="id2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remove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1s" smil:fill="hold" smil:targetElement="id23" smil:attributeName="fill-color" smil:to="#ff0000" anim:color-interpolation="rgb" anim:color-interpolation-direction="clockwise"/>
                  <anim:set smil:dur="1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5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6" draw:text-style-name="P2" draw:layer="layout" svg:width="1.731cm" svg:height="1.791cm" svg:x="8.89cm" svg:y="0.72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.731cm" svg:height="1.791cm" svg:x="10.839cm" svg:y="0.7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733cm" svg:height="1.791cm" svg:x="12.786cm" svg:y="0.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.731cm" svg:height="1.792cm" svg:x="8.89cm" svg:y="2.73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731cm" svg:height="1.792cm" svg:x="10.839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733cm" svg:height="1.792cm" svg:x="12.786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.731cm" svg:height="1.792cm" svg:x="8.89cm" svg:y="4.75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1.731cm" svg:height="1.792cm" svg:x="10.839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733cm" svg:height="1.792cm" svg:x="12.786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.731cm" svg:height="1.792cm" svg:x="8.89cm" svg:y="6.76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.731cm" svg:height="1.792cm" svg:x="10.839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733cm" svg:height="1.792cm" svg:x="12.786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1.732cm" svg:height="1.791cm" svg:x="14.735cm" svg:y="0.7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731cm" svg:height="1.791cm" svg:x="16.684cm" svg:y="0.72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" draw:layer="layout" svg:width="1.732cm" svg:height="1.792cm" svg:x="14.735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.731cm" svg:height="1.792cm" svg:x="16.684cm" svg:y="2.7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732cm" svg:height="1.792cm" svg:x="14.735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.731cm" svg:height="1.792cm" svg:x="16.684cm" svg:y="4.7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.732cm" svg:height="1.792cm" svg:x="14.735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1.731cm" svg:height="1.792cm" svg:x="16.684cm" svg:y="6.76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1.731cm" svg:height="1.792cm" svg:x="8.89cm" svg:y="8.78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731cm" svg:height="1.792cm" svg:x="10.839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733cm" svg:height="1.792cm" svg:x="12.786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732cm" svg:height="1.792cm" svg:x="14.735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.731cm" svg:height="1.792cm" svg:x="16.684cm" svg:y="8.7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1.731cm" svg:height="1.793cm" svg:x="8.89cm" svg:y="10.797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1.731cm" svg:height="1.793cm" svg:x="10.839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733cm" svg:height="1.793cm" svg:x="12.786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1.732cm" svg:height="1.793cm" svg:x="14.735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5" draw:text-style-name="P5" draw:layer="layout" svg:width="1.731cm" svg:height="1.793cm" svg:x="16.684cm" svg:y="10.7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1.731cm" svg:height="1.791cm" svg:x="8.89cm" svg:y="12.814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1.731cm" svg:height="1.791cm" svg:x="10.839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1.733cm" svg:height="1.791cm" svg:x="12.786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1.732cm" svg:height="1.791cm" svg:x="14.735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1.731cm" svg:height="1.791cm" svg:x="16.684cm" svg:y="12.8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11.756cm" svg:y1="4.751cm" svg:x2="11.719cm" svg:y2="14.605cm">
          <text:p/>
        </draw:line>
        <draw:line draw:style-name="gr36" draw:text-style-name="P6" draw:layer="layout" svg:x1="12.786cm" svg:y1="3.583cm" svg:x2="18.415cm" svg:y2="3.583cm">
          <text:p/>
        </draw:line>
        <draw:custom-shape draw:name="first1AnswerBox 3" draw:style-name="gr81" draw:text-style-name="P7" draw:layer="layout" svg:width="1.731cm" svg:height="1.792cm" svg:x="10.839cm" svg:y="2.7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3cm" svg:height="0.621cm" svg:x="12.786cm" svg:y="5.922cm">
          <text:p text:style-name="P8"><text:span text:style-name="T2">A≠ T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1.732cm" svg:height="0.621cm" svg:x="14.735cm" svg:y="5.922cm">
          <text:p text:style-name="P8"><text:span text:style-name="T2">T≠ L</text:span></text:p>
          <draw:enhanced-geometry svg:viewBox="0 0 21600 21600" draw:type="rectangle" draw:enhanced-path="M 0 0 L 21600 0 21600 21600 0 21600 0 0 Z N"/>
        </draw:custom-shape>
        <draw:custom-shape draw:name="first1AnswerBox 4" draw:style-name="gr82" draw:text-style-name="P7" draw:layer="layout" svg:width="1.731cm" svg:height="1.792cm" svg:x="12.786cm" svg:y="6.76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733cm" svg:height="0.621cm" svg:x="12.786cm" svg:y="7.937cm">
          <text:p text:style-name="P8"><text:span text:style-name="T2">A=A</text:span>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12.786cm" svg:y1="5.638cm" svg:x2="18.415cm" svg:y2="5.638cm">
          <text:p/>
        </draw:line>
        <draw:line draw:style-name="gr36" draw:text-style-name="P6" draw:layer="layout" svg:x1="14.735cm" svg:y1="7.666cm" svg:x2="18.415cm" svg:y2="7.666cm">
          <text:p/>
        </draw:line>
        <draw:line draw:style-name="gr36" draw:text-style-name="P6" draw:layer="layout" svg:x1="13.631cm" svg:y1="8.782cm" svg:x2="13.61cm" svg:y2="14.605cm">
          <text:p/>
        </draw:line>
        <draw:custom-shape draw:style-name="gr83" draw:text-style-name="P15" draw:layer="layout" svg:width="1.733cm" svg:height="0.621cm" svg:x="14.734cm" svg:y="9.953cm">
          <text:p text:style-name="P13"><text:span text:style-name="T2">B≠ L</text:span>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14.735cm" svg:y1="9.672cm" svg:x2="18.415cm" svg:y2="9.672cm">
          <text:p/>
        </draw:line>
        <draw:custom-shape draw:name="first1AnswerBox 5" draw:style-name="gr84" draw:text-style-name="P7" draw:layer="layout" svg:width="1.731cm" svg:height="1.792cm" svg:x="14.735cm" svg:y="10.79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733cm" svg:height="0.621cm" svg:x="14.735cm" svg:y="11.969cm">
          <text:p text:style-name="P8"><text:span text:style-name="T2">L=L</text:span>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16.684cm" svg:y1="11.678cm" svg:x2="18.415cm" svg:y2="11.678cm">
          <text:p/>
        </draw:line>
        <draw:line draw:style-name="gr36" draw:text-style-name="P6" draw:layer="layout" svg:x1="15.616cm" svg:y1="12.814cm" svg:x2="15.595cm" svg:y2="14.605cm">
          <text:p/>
        </draw:line>
        <draw:line draw:style-name="gr36" draw:text-style-name="P6" draw:layer="layout" svg:x1="18.415cm" svg:y1="12.814cm" svg:x2="16.684cm" svg:y2="14.605cm">
          <text:p/>
        </draw:line>
        <draw:custom-shape draw:style-name="gr41" draw:text-style-name="P10" draw:layer="layout" svg:width="1.733cm" svg:height="0.621cm" svg:x="10.839cm" svg:y="3.906cm">
          <text:p text:style-name="P8"><text:span text:style-name="T2">S=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7:32:18.739586595</meta:creation-date>
    <dc:date>2024-07-23T23:38:59.287957539</dc:date>
    <meta:editing-duration>PT57M56S</meta:editing-duration>
    <meta:editing-cycles>4</meta:editing-cycles>
    <meta:generator>LibreOffice/24.2.4.2$Linux_X86_64 LibreOffice_project/420$Build-2</meta:generator>
    <meta:document-statistic meta:object-count="133"/>
  </office:meta>
</office:document-meta>
</file>